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5.157cm" style:use-optimal-column-width="false"/>
    </style:style>
    <style:style style:name="co2" style:family="table-column">
      <style:table-column-properties style:column-width="2.487cm" style:use-optimal-column-width="false"/>
    </style:style>
    <style:style style:name="co3" style:family="table-column">
      <style:table-column-properties style:column-width="2.442cm" style:use-optimal-column-width="false"/>
    </style:style>
    <style:style style:name="co4" style:family="table-column">
      <style:table-column-properties style:column-width="15.445cm" style:use-optimal-column-width="false"/>
    </style:style>
    <style:style style:name="ro1" style:family="table-row">
      <style:table-row-properties style:row-height="1.338cm"/>
    </style:style>
    <style:style style:name="ro2" style:family="table-row">
      <style:table-row-properties style:row-height="2.269cm"/>
    </style:style>
    <style:style style:name="ro3" style:family="table-row">
      <style:table-row-properties style:row-height="1.33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/>
    </style:style>
    <style:style style:name="T6" style:family="text">
      <style:text-properties fo:font-size="18pt"/>
    </style:style>
    <style:style style:name="T7" style:family="text">
      <style:text-properties fo:font-style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Scaleable Computing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About Passwords and Hashes</text:span></text:p>
            <text:p/>
            <text:p><text:span text:style-name="T2">CS7NS1/CS4400</text:span></text:p>
            <text:p><text:span text:style-name="T2">Stephen Farrell</text:span></text:p>
            <text:p><text:span text:style-name="T2"><text:a xlink:href="mailto:stephen.farrell@cs.tcd.ie" xlink:type="simple">stephen.farrell@cs.tcd.ie</text:a></text:span><text:span text:style-name="T2"><text:s/></text:span></text:p>
            <text:p><text:span text:style-name="T2"/></text:p>
            <text:p><text:span text:style-name="T3"><text:a xlink:href="https://github.com/sftcd/cs7ns1/" xlink:type="simple">https://github.com/sftcd/cs7ns1/</text:a></text:span></text:p>
            <text:p><text:span text:style-name="T4">Note: PRs for repo are welcome!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ackground on passwords and their uses</text:p>
              </text:list-item>
              <text:list-item>
                <text:p>Password handling and a bit on password cracking</text:p>
                <text:p/>
              </text:list-item>
              <text:list-item>
                <text:p>Non-content: HOWTO do the practical assignments</text:p>
                <text:p/>
              </text:list-item>
              <text:list-item>
                <text:p>Exercise for you today: listen, learn, ask questions, and think about how scaling (up and down) affects the things described</text:p>
                <text:p/>
              </text:list-item>
              <text:list-item>
                <text:p>Note on references: If there’s a reference here that can be followed, then that material is fair game for a supplemental exam (and worth a look regardless)</text:p>
                <text:list>
                  <text:list-item>
                    <text:p>I’ll try include URLs for such, lemme know if I messed that up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Github Pull Reques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ull requests on github repo really are welcome</text:p>
                <text:list>
                  <text:list-item>
                    <text:p>Won’t contribute to marks directly, sorry</text:p>
                  </text:list-item>
                  <text:list-item>
                    <text:p>Might be a small bit of CV-filler though</text:p>
                  </text:list-item>
                </text:list>
              </text:list-item>
              <text:list-item>
                <text:p>If you spot something wrong in the materials</text:p>
              </text:list-item>
              <text:list-item>
                <text:p>If you have something you’d like to add that can be public or useful to other students this or other years</text:p>
              </text:list-item>
              <text:list-item>
                <text:p>Who knows how to do that?</text:p>
                <text:list>
                  <text:list-item>
                    <text:p>It’s a good thing (TM) to know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Weak (guessable) passwords are inevitable – implicit in allowing “human memorable” values</text:p>
                <text:list>
                  <text:list-item>
                    <text:p>123456 almost always the most-used</text:p>
                  </text:list-item>
                </text:list>
              </text:list-item>
              <text:list-item>
                <text:p>Re-use of (related) passwords is inevitable</text:p>
                <text:list>
                  <text:list-item>
                    <text:p>Das, Anupam, et al. "The Tangled Web of Password Reuse." NDSS. Vol. 14. 2014. <text:a xlink:href="https://www.cs.cmu.edu/~anupamd/paper/NDSS2014.pdf" xlink:type="simple">https://www.cs.cmu.edu/~anupamd/paper/NDSS2014.pdf</text:a><text:s/></text:p>
                  </text:list-item>
                </text:list>
              </text:list-item>
              <text:list-item>
                <text:p>Attacker often does not need all passwords, just a few good ones</text:p>
                <text:list>
                  <text:list-item>
                    <text:p>e.g. belonging to an adm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s are horrible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 entry user interfaces lend themselves to phishing</text:p>
                <text:list>
                  <text:list-item>
                    <text:p>Distinguishing application “chrome” from content is v. Hard</text:p>
                  </text:list-item>
                </text:list>
              </text:list-item>
              <text:list-item>
                <text:p>Forced “hard” password policies or password rotation force users to game the system</text:p>
              </text:list-item>
              <text:list-item>
                <text:p>Accessibility? What if you can’t use a keyboard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are also great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an be human memorable</text:p>
                <text:list>
                  <text:list-item>
                    <text:p>Try that with your SSH private key!</text:p>
                  </text:list-item>
                </text:list>
              </text:list-item>
              <text:list-item>
                <text:p>No need for h/w or special s/w</text:p>
              </text:list-item>
              <text:list-item>
                <text:p>People can change passwords (even if they don’t)</text:p>
              </text:list-item>
              <text:list-item>
                <text:p>Can link between diverse systems</text:p>
                <text:list>
                  <text:list-item>
                    <text:p>E.g. IPsec VPN access governed by ActiveDirectory login</text:p>
                  </text:list-item>
                </text:list>
              </text:list-item>
              <text:list-item>
                <text:p>Fallback is required in any system – and you can fallback to closing a loop for a password reset</text:p>
                <text:list>
                  <text:list-item>
                    <text:p>Main fail of a scheme I helped with called HOBA – RFC 7468</text:p>
                    <text:list>
                      <text:list-item>
                        <text:p><text:a xlink:href="https://tools.ietf.org/html/rfc7486" xlink:type="simple">https://tools.ietf.org/html/rfc7486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ttackers very rarely, if ever, try to grab passwords as they go by in a network packet (but they might, so don’t allow that)</text:p>
                <text:list>
                  <text:list-item>
                    <text:p>Careful of man-on-the-side attacks!</text:p>
                  </text:list-item>
                </text:list>
              </text:list-item>
              <text:list-item>
                <text:p>Attack password entry (phishing, keylogging)</text:p>
                <text:list>
                  <text:list-item>
                    <text:p>Can be done at scale, if you can get malware to host</text:p>
                  </text:list-item>
                </text:list>
              </text:list-item>
              <text:list-item>
                <text:p>Masquerade as server, e.g. via borked DNS in coffee shop</text:p>
              </text:list-item>
              <text:list-item>
                <text:p>Grab a copy of the password verifier database</text:p>
                <text:list>
                  <text:list-item>
                    <text:p>And then dictionary attack that – 1% success rate can be enough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ut... passwords leak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ickle brute-force attacks on online services</text:p>
                <text:list>
                  <text:list-item>
                    <text:p>Esp. sshd but anything really – that happens <text:span text:style-name="T5">all</text:span> the time for all services exposed to the Internet</text:p>
                  </text:list-item>
                </text:list>
              </text:list-item>
              <text:list-item>
                <text:p>Access/purchase a DB of leaked passwords and try those elsewhere or on the original <text:s/>leaky site</text:p>
              </text:list-item>
              <text:list-item>
                <text:p>Bugginess: user enters password in username field; system logs failed login by user “123456”; “oops!” says user, then successfully logs in as “joeblow”; system logs get centralised; logs contain cleartext passwords easily correlated with usernames</text:p>
              </text:list-item>
              <text:list-item>
                <text:p>How else might passwords leak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2008 count of my paswords</text:p>
          </draw:text-box>
        </draw:frame>
        <draw:frame draw:style-name="standard" draw:layer="layout" svg:width="25.53cm" svg:height="11.635cm" svg:x="1.469cm" svg:y="2.8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6">Category</text:span></text:p>
              </table:table-cell>
              <table:table-cell>
                <text:p text:style-name="P3"><text:span text:style-name="T6">Count</text:span></text:p>
              </table:table-cell>
              <table:table-cell>
                <text:p text:style-name="P3"><text:span text:style-name="T6">Known</text:span></text:p>
              </table:table-cell>
              <table:table-cell>
                <text:p><text:span text:style-name="T6">Examples</text:span></text:p>
              </table:table-cell>
            </table:table-row>
            <table:table-row table:style-name="ro1" table:default-cell-style-name="gray2">
              <table:table-cell>
                <text:p><text:span text:style-name="T6">Logins</text:span></text:p>
              </table:table-cell>
              <table:table-cell>
                <text:p text:style-name="P3"><text:span text:style-name="T6">10</text:span></text:p>
              </table:table-cell>
              <table:table-cell>
                <text:p text:style-name="P3"><text:span text:style-name="T6">6</text:span></text:p>
              </table:table-cell>
              <table:table-cell>
                <text:p><text:span text:style-name="T6">Laptops, host systems (incl. root accounts)</text:span></text:p>
              </table:table-cell>
            </table:table-row>
            <table:table-row table:style-name="ro1" table:default-cell-style-name="gray1">
              <table:table-cell>
                <text:p><text:span text:style-name="T6">Devices </text:span></text:p>
              </table:table-cell>
              <table:table-cell>
                <text:p text:style-name="P3"><text:span text:style-name="T6">5</text:span></text:p>
              </table:table-cell>
              <table:table-cell>
                <text:p text:style-name="P3"><text:span text:style-name="T6">0</text:span></text:p>
              </table:table-cell>
              <table:table-cell>
                <text:p><text:span text:style-name="T6">DSL router, home print/file servers, sensor nodes</text:span></text:p>
              </table:table-cell>
            </table:table-row>
            <table:table-row table:style-name="ro1" table:default-cell-style-name="gray2">
              <table:table-cell>
                <text:p><text:span text:style-name="T6">Network access</text:span></text:p>
              </table:table-cell>
              <table:table-cell>
                <text:p text:style-name="P3"><text:span text:style-name="T6">4</text:span></text:p>
              </table:table-cell>
              <table:table-cell>
                <text:p text:style-name="P3"><text:span text:style-name="T6">0</text:span></text:p>
              </table:table-cell>
              <table:table-cell>
                <text:p><text:span text:style-name="T6">Work n/w, WLAN, ISP, etc</text:span></text:p>
              </table:table-cell>
            </table:table-row>
            <table:table-row table:style-name="ro1" table:default-cell-style-name="gray1">
              <table:table-cell>
                <text:p><text:span text:style-name="T6">Protocol</text:span></text:p>
              </table:table-cell>
              <table:table-cell>
                <text:p text:style-name="P3"><text:span text:style-name="T6">14</text:span></text:p>
              </table:table-cell>
              <table:table-cell>
                <text:p text:style-name="P3"><text:span text:style-name="T6">1</text:span></text:p>
              </table:table-cell>
              <table:table-cell>
                <text:p><text:span text:style-name="T6">Outbound HTTP proxy, IMAP, Jabber, skype, etc.</text:span></text:p>
              </table:table-cell>
            </table:table-row>
            <table:table-row table:style-name="ro2" table:default-cell-style-name="gray2">
              <table:table-cell>
                <text:p><text:span text:style-name="T6">Service</text:span></text:p>
              </table:table-cell>
              <table:table-cell>
                <text:p text:style-name="P3"><text:span text:style-name="T6">21</text:span></text:p>
              </table:table-cell>
              <table:table-cell>
                <text:p text:style-name="P3"><text:span text:style-name="T6">4</text:span></text:p>
              </table:table-cell>
              <table:table-cell>
                <text:p><text:span text:style-name="T6">Mainly web sites with password stored outside browser</text:span></text:p>
              </table:table-cell>
            </table:table-row>
            <table:table-row table:style-name="ro1" table:default-cell-style-name="gray1">
              <table:table-cell>
                <text:p><text:span text:style-name="T6">PINs</text:span></text:p>
              </table:table-cell>
              <table:table-cell>
                <text:p text:style-name="P3"><text:span text:style-name="T6">7</text:span></text:p>
              </table:table-cell>
              <table:table-cell>
                <text:p text:style-name="P3"><text:span text:style-name="T6">4</text:span></text:p>
              </table:table-cell>
              <table:table-cell>
                <text:p><text:span text:style-name="T6">Bank cards, door access codes...</text:span></text:p>
              </table:table-cell>
            </table:table-row>
            <table:table-row table:style-name="ro3" table:default-cell-style-name="gray2">
              <table:table-cell>
                <text:p><text:span text:style-name="T6">Total</text:span></text:p>
              </table:table-cell>
              <table:table-cell>
                <text:p text:style-name="P3"><text:span text:style-name="T6">61</text:span></text:p>
              </table:table-cell>
              <table:table-cell>
                <text:p text:style-name="P3"><text:span text:style-name="T6">15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Your password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ow many? What kinds? How chosen? How protected? How long-lived?</text:p>
              </text:list-item>
              <text:list-item>
                <text:p>&lt;your inpu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 password managers</text:p>
                <text:list>
                  <text:list-item>
                    <text:p>Pros/cons?</text:p>
                  </text:list-item>
                </text:list>
              </text:list-item>
              <text:list-item>
                <text:p>Avoid new accounts </text:p>
                <text:list>
                  <text:list-item>
                    <text:p>Can you? Do you? Why? Why not?</text:p>
                  </text:list-item>
                </text:list>
              </text:list-item>
              <text:list-item>
                <text:p>Avoid passwords where possible</text:p>
                <text:list>
                  <text:list-item>
                    <text:p>SSH, USB tokens, even HOBA:-)</text:p>
                  </text:list-item>
                  <text:list-item>
                    <text:p>Key management?</text:p>
                  </text:list-item>
                </text:list>
              </text:list-item>
              <text:list-item>
                <text:p>2FA if you can and are willing/ab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person to do?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ry hard to never use a terribly weak password</text:p>
                <text:list>
                  <text:list-item>
                    <text:p>You never know if the system for which you create/update a password will end up becomming important for you</text:p>
                  </text:list-item>
                </text:list>
              </text:list-item>
              <text:list-item>
                <text:p>Do not kick the bucket!</text:p>
                <text:list>
                  <text:list-item>
                    <text:p>Post-mortem credential handling is kinda hard (but a real issu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ry not use passwords, esp. for admin purposes</text:p>
                <text:list>
                  <text:list-item>
                    <text:p>Does a user <text:span text:style-name="T5">really</text:span> need to create an a/c? Is the minimal marketing benefit worth the risk of adding possibly toxic data to your DB?</text:p>
                  </text:list-item>
                </text:list>
              </text:list-item>
              <text:list-item>
                <text:p>Try hard to insulate users from client-side attacks: CORS, XSS, etc.</text:p>
              </text:list-item>
              <text:list-item>
                <text:p>Monitor and protect your systems</text:p>
                <text:list>
                  <text:list-item>
                    <text:p>fail2ban, denyhosts, other intrusion detection systems (IDSes)</text:p>
                  </text:list-item>
                </text:list>
              </text:list-item>
              <text:list-item>
                <text:p>Try (but fail) to deploy universal single-sign-on (SSO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void holding the password verifier DB, e.g. outsource to mega-scaler or service provider</text:p>
                <text:list>
                  <text:list-item>
                    <text:p>But – centralisation of the web is a real problem, as is control</text:p>
                  </text:list-item>
                </text:list>
              </text:list-item>
              <text:list-item>
                <text:p>Ensure best-practices for password verifier DB</text:p>
                <text:list>
                  <text:list-item>
                    <text:p>More on that in a minute</text:p>
                  </text:list-item>
                </text:list>
              </text:list-item>
              <text:list-item>
                <text:p>Maybe: use password authenticated key exchange (PAKE) schemes where that makes sense</text:p>
                <text:list>
                  <text:list-item>
                    <text:p>Caveat: I’m a skeptic for many claimed uses of PAKEs – the problems with passwords are <text:span text:style-name="T5">not</text:span> really cryptographic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to do? (3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wo-factor authentication (2FA)... which does help</text:p>
              </text:list-item>
              <text:list-item>
                <text:p>Need caution in ensuring authentications are really out-of-band of one another</text:p>
                <text:list>
                  <text:list-item>
                    <text:p>SMS messages – SS7 protocol attacks: Holtmanns, Silke, and Ian Oliver. "SMS and one-time-password interception in LTE networks." Communications (ICC), 2017 IEEE International Conference on. IEEE, 2017. <text:a xlink:href="https://ieeexplore.ieee.org/document/7997246/" xlink:type="simple">https://ieeexplore.ieee.org/document/7997246/</text:a><text:s/></text:p>
                  </text:list-item>
                </text:list>
              </text:list-item>
              <text:list-item>
                <text:p>Google USB token claiming success against phishing</text:p>
                <text:list>
                  <text:list-item>
                    <text:p><text:a xlink:href="https://krebsonsecurity.com/2018/07/google-security-keys-neutralized-employee-phishing/" xlink:type="simple">https://krebsonsecurity.com/2018/07/google-security-keys-neutralized-employee-phishing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at’s a sysadmin not to do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o not follow “traditional” password policies</text:p>
                <text:list>
                  <text:list-item>
                    <text:p>Read this instead: Florêncio, Dinei, Cormac Herley, and Paul C. Van Oorschot. "An Administrator's Guide to Internet Password Research." LISA. Vol. 14. 2014.<text:line-break/><text:a xlink:href="https://www.usenix.org/system/files/conference/lisa14/lisa14-paper-florencio.pdf" xlink:type="simple">https://www.usenix.org/system/files/conference/lisa14/lisa14-paper-florencio.pdf</text:a> </text:p>
                  </text:list-item>
                  <text:list-item>
                    <text:p>But main result is there’s a huge gap between online guessable and offline dictionary attackable – do require systems/user-pwds to not be online guessable but no more, and do make sure offline dictionary attacks (and hence passwords) are hard-enough but don’t care much more than that</text:p>
                  </text:list-item>
                </text:list>
              </text:list-item>
              <text:list-item>
                <text:p>Do not enforce password “quality” requirements</text:p>
                <text:list>
                  <text:list-item>
                    <text:p>Do encourage (not require) higher-entropy passwords e.g. via meters: Egelman, Serge, et al. "Does my password go up to eleven?: the impact of password meters on password selection." Proceedings of the SIGCHI Conference on Human Factors in Computing Systems. ACM, 2013.<text:line-break/><text:a xlink:href="https://www.guanotronic.com/~serge/papers/chi13b.pdf" xlink:type="simple">https://www.guanotronic.com/~serge/papers/chi13b.pdf</text:a> </text:p>
                  </text:list-item>
                </text:list>
              </text:list-item>
              <text:list-item>
                <text:p>NIST recanted on decades-old guidance recently</text:p>
                <text:list>
                  <text:list-item>
                    <text:p><text:a xlink:href="https://www.passwordping.com/surprising-new-password-guidelines-nist/" xlink:type="simple">https://www.passwordping.com/surprising-new-password-guidelines-nist/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iometrics eh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eware of biometrics!</text:p>
                <text:list>
                  <text:list-item>
                    <text:p>You cannot easily change your fingerprint, retina, toe-smell!</text:p>
                  </text:list-item>
                  <text:list-item>
                    <text:p>And biometric verifiers can be fooled as much as anything (and haven’t been tested near as much as some things)</text:p>
                  </text:list-item>
                </text:list>
              </text:list-item>
              <text:list-item>
                <text:p>CCC 2017: 55 minute video of breaking biometrics</text:p>
                <text:list>
                  <text:list-item>
                    <text:p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text:s/></text:p>
                  </text:list-item>
                </text:list>
              </text:list-item>
              <text:list-item>
                <text:p>Fiebig, Tobias, Jan Krissler, and Ronny Hänsch. "Security Impact of High Resolution Smartphone Cameras." WOOT. 2014.</text:p>
                <text:list>
                  <text:list-item>
                    <text:p><text:a xlink:href="https://www.usenix.org/system/fles/conference/woot14/woot14-febig.pdf" xlink:type="simple">https://www.usenix.org/system/fles/conference/woot14/woot14-febig.pdf</text:a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assword verifier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r enters username (u) and password (p)</text:p>
              </text:list-item>
              <text:list-item>
                <text:p>System transmits u &amp; p to verification system</text:p>
                <text:list>
                  <text:list-item>
                    <text:p>Rarely sends a processed password – could do but system problems often mean p is in clear at the application layer even if encrypted via TLS at the transport layer – what system problems might those be?</text:p>
                  </text:list-item>
                </text:list>
              </text:list-item>
              <text:list-item>
                <text:p>System uses u to get password verifier (pv) value from database (call that PVDB)</text:p>
              </text:list-item>
              <text:list-item>
                <text:p>System checks if f(p,pv)==’ok’ for some function ‘f’</text:p>
                <text:list>
                  <text:list-item>
                    <text:p>You need to be able to replace ‘f’ without changing all passwords so really PVDB contains some form: of: u,f,pv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l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VDB has many u,f,pv entries</text:p>
              </text:list-item>
              <text:list-item>
                <text:p>What if two users have the same password?</text:p>
              </text:list-item>
              <text:list-item>
                <text:p>Don’t want u1,f,pv1 and u2,f,pv1 in the same PVDB as that’d help an attacker quite a bit</text:p>
                <text:list>
                  <text:list-item>
                    <text:p>New attack enabled: if I can read <text:span text:style-name="T7">“/etc/passwd/” ​</text:span><text:span text:style-name="T8">then I could keep changing my password until my pv is the same as someone else’s</text:span></text:p>
                  </text:list-item>
                </text:list>
              </text:list-item>
              <text:list-item>
                <text:p><text:span text:style-name="T8">So we use a salt – a randomly chosen string that’s set whenever the password changes</text:span></text:p>
                <text:list>
                  <text:list-item>
                    <text:p><text:span text:style-name="T8">Now we’re storing some form of u,f,s,pv</text:span></text:p>
                  </text:list-item>
                </text:list>
              </text:list-item>
              <text:list-item>
                <text:p><text:span text:style-name="T8">Longer salts make dictionary attacks harder</text:span></text:p>
              </text:list-item>
              <text:list-item>
                <text:p><text:span text:style-name="T8">One possibility is to use a cryptographic hash function to generate p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VDB Prote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it useful to encrypt the entire PVDB?</text:p>
              </text:list-item>
              <text:list-item>
                <text:p>What else might we do to protect the PVDB?</text:p>
                <text:list>
                  <text:list-item>
                    <text:p>Hint: consider the risk as being something like:</text:p>
                    <text:p>probability(PVDB leaks) x cost of the leak</text:p>
                  </text:list-item>
                </text:list>
              </text:list-item>
              <text:list-item>
                <text:p>There are some PAKEs that allow one to distribute the PVDB in cryptographically clever ways, but AFAIK those aren’t in real-world use</text:p>
                <text:list>
                  <text:list-item>
                    <text:p>There was IPR on that IIR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ryptographic hashes are one-way functions that take arbitrary input and produce a fixed-size output</text:p>
                <text:list>
                  <text:list-item>
                    <text:p>Reversing hash should be cryptographically “hard” - say 2^128 units of work for some sensible unit</text:p>
                  </text:list-item>
                </text:list>
              </text:list-item>
              <text:list-item>
                <text:p>Many uses in cryptography, usually we want hash functions to be highly efficient</text:p>
                <text:list>
                  <text:list-item>
                    <text:p>Signature on LARGE file...</text:p>
                  </text:list-item>
                </text:list>
              </text:list-item>
              <text:list-item>
                <text:p>Hash functions should be:</text:p>
                <text:list>
                  <text:list-item>
                    <text:p>Collision resistant: finding x,y s.t. H(x)==H(y) is hard</text:p>
                  </text:list-item>
                  <text:list-item>
                    <text:p>Pre-image resistant: given x, s.t. x==H(y) finding y is hard</text:p>
                  </text:list-item>
                  <text:list-item>
                    <text:p>2nd-pre-image resistant: given x, finding y s.t. H(x)==H(y) is h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ide: Cryptographic Hash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inding collisions is <text:span text:style-name="T5">much</text:span> easier than pre-images due to birthday paradox</text:p>
              </text:list-item>
              <text:list-item>
                <text:p>If hash output length is n, then 2^(n/2) work to find a collision, and 2^n to find a pre-image for a perfect hash function</text:p>
                <text:list>
                  <text:list-item>
                    <text:p>It can be important to understand that difference</text:p>
                  </text:list-item>
                  <text:list-item>
                    <text:p>2^128 is a <text:span text:style-name="T5">lot</text:span> less than 2^256!</text:p>
                  </text:list-item>
                </text:list>
              </text:list-item>
              <text:list-item>
                <text:p>Hash functions: MD5, SHA-1, <text:span text:style-name="T9">SHA-256</text:span><text:span text:style-name="T10">, SHA-512, SHA-3 family, ..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roperties of ‘f’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Do we want ‘f’ to be speedy?</text:p>
              </text:list-item>
              <text:list-item>
                <text:p>Do we want ‘f’ to use as little memory as possible?</text:p>
              </text:list-item>
              <text:list-item>
                <text:p>Do we want ‘f’ to be easy to parallelise?</text:p>
                <text:p/>
              </text:list-item>
              <text:list-item>
                <text:p>‘f’ is often called a password hashing algorithm but is really a verifier, the password hashing alg produces pv given p and s (and sometimes u)</text:p>
                <text:list>
                  <text:list-item>
                    <text:p>It’s ok to not be terminologically pure:-)</text:p>
                  </text:list-item>
                </text:list>
              </text:list-item>
              <text:list-item>
                <text:p>See <text:a xlink:href="https://password-hashing.net/" xlink:type="simple">https://password-hashing.net/</text:a><text:s/>for much more on a recent competition related to that kind of function</text:p>
                <text:list>
                  <text:list-item>
                    <text:p>Worth another aside on cryptographic competitions, but maybe keep that for the new year (in CS7NS3/CS4407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D5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MD5 is an old hash function, probably older than most in this room:-)</text:p>
                <text:list>
                  <text:list-item>
                    <text:p>See RFC 1321 (<text:a xlink:href="https://tools.ietf.org/html/rfc1321" xlink:type="simple">https://tools.ietf.org/html/rfc1321</text:a>)</text:p>
                  </text:list-item>
                  <text:list-item>
                    <text:p>MD5 has 128 bit output, is very fast and has been broken for collisions (with ~2^18 work)</text:p>
                  </text:list-item>
                </text:list>
              </text:list-item>
              <text:list-item>
                <text:p>But let’s say we base f on a simple use of the MD5 hash function...</text:p>
                <text:list>
                  <text:list-item>
                    <text:p>That’s really dumb! But is done all the time.</text:p>
                  </text:list-item>
                </text:list>
              </text:list-item>
              <text:list-item>
                <text:p>In that case ‘f’ is something like:</text:p>
                <text:list>
                  <text:list-item>
                    <text:p>(pv==md5(salt||p)?”ok”:”not-ok”)</text:p>
                    <text:list>
                      <text:list-item>
                        <text:p>Where || is catenation</text:p>
                      </text:list-item>
                    </text:list>
                  </text:list-item>
                </text:list>
              </text:list-item>
              <text:list-item>
                <text:p>Unsalted versions are also used (OMG!)</text:p>
                <text:list>
                  <text:list-item>
                    <text:p>(pv=md5(p)?”ok”:”not-ok”)</text:p>
                  </text:list-item>
                </text:list>
              </text:list-item>
              <text:list-item>
                <text:p>Really easy to reverse via dictionary atta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1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ay you have md5(x), what’s x?</text:p>
                <text:list>
                  <text:list-item>
                    <text:p>While MD5 is broken for collisions, pre-images are still much harder so we won’t try reverse the hash directly (yet!)</text:p>
                  </text:list-item>
                </text:list>
              </text:list-item>
              <text:list-item>
                <text:p>But we can guess x, esp if x is human memorable</text:p>
                <text:list>
                  <text:list-item>
                    <text:p>Human memorable =&gt; 40 bits or less of entropy</text:p>
                    <text:list>
                      <text:list-header>
                        <text:p>=&gt; 2^40 search space =&gt; easy</text:p>
                      </text:list-header>
                    </text:list>
                  </text:list-item>
                </text:list>
              </text:list-item>
              <text:list-item>
                <text:p>Algorithm:</text:p>
                <text:list>
                  <text:list-item>
                    <text:p>Define the search space; guess=first_guess();</text:p>
                  </text:list-item>
                  <text:list-item>
                    <text:p>while f(guess,s,pv)!=”ok”) guess=next_guess();</text:p>
                  </text:list-item>
                </text:list>
              </text:list-item>
              <text:list-item>
                <text:p>Note: next-guess() might do more than just take the next word from a list, e.g. if current guess==”password” next_guess() might return “password01” or “passw0rd”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ctionary Attack (2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an be easier still if:</text:p>
                <text:list>
                  <text:list-item>
                    <text:p>We know about the possible/likely alphabet</text:p>
                  </text:list-item>
                  <text:list-item>
                    <text:p>We have a set of substrings that may be (part of) the password</text:p>
                  </text:list-item>
                  <text:list-item>
                    <text:p>We know something about the length of the password</text:p>
                  </text:list-item>
                </text:list>
              </text:list-item>
              <text:list-item>
                <text:p>Dictionary attacks: The set of algorithms that base guesses on a dictionary of words, guessing the next variant and keep going ‘till we’ve run out of search space, computational resources or we’ve won the game.</text:p>
              </text:list-item>
              <text:list-item>
                <text:p>If the “words” used are just random strings from an alphabet less than some length then we’d call that a <text:span text:style-name="T9">brute force</text:span> attack</text:p>
              </text:list-item>
              <text:list-item>
                <text:p>If ‘f’ uses a salt, then we need to explore the space of ‘s’ via brute force, but the space of ‘p’ could still use a dictionary</text:p>
                <text:list>
                  <text:list-item>
                    <text:p>So the salt slows down the dictionary attack, in proportion to the length of the sa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1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other form of ‘f’ is to use ‘p’ as an encryption key so that pv=e(p,”fixed-string”)</text:p>
                <text:list>
                  <text:list-item>
                    <text:p>Or pv=e(p||s,”fixed-string”) or pv=e(p,s||”fixed string”) or similar</text:p>
                  </text:list-item>
                </text:list>
              </text:list-item>
              <text:list-item>
                <text:p>If pv=e(p,”fixed-string”) then we can use a dictionary attack as always, but we could also leverage a time-memory trade-off using rainbow tables.</text:p>
                <text:list>
                  <text:list-item>
                    <text:p>Oechslin, Philippe. "Making a faster cryptanalytic time-memory trade-off." Annual International Cryptology Conference. Springer, Berlin, Heidelberg, 2003.<text:line-break/><text:a xlink:href="https://lasec.epfl.ch/pub/lasec/doc/Oech03.pdf" xlink:type="simple">https://lasec.epfl.ch/pub/lasec/doc/Oech03.pdf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inbow Tables (2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ize can be dozens to hundreds of GB</text:p>
                <text:list>
                  <text:list-item>
                    <text:p><text:a xlink:href="https://project-rainbowcrack.com/table.htm" xlink:type="simple">https://project-rainbowcrack.com/table.htm</text:a><text:s/></text:p>
                  </text:list-item>
                </text:list>
              </text:list-item>
              <text:list-item>
                <text:p>Rainbow tables are sets of chains of passwords where we only store the first and last elements of each chain<text:tab/></text:p>
                <text:list>
                  <text:list-item>
                    <text:p>Next element in chain derived via password hash function and a ‘reduction’ function</text:p>
                  </text:list-item>
                </text:list>
              </text:list-item>
              <text:list-item>
                <text:p>Searching: iterate reduction/hashing of ‘pv’ until you find a value in some chain, at that point ‘p’ is (likely) somewhere in the chain, and you can begin from the chain start until you find pv somewhere in the chai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ndard linux hashes of the “sha-512” (or “$6”) variety:</text:p>
              </text:list-item>
              <text:list-item>
                <text:p>See ``man 3 crypt`` on your local linux</text:p>
              </text:list-item>
              <text:list-item>
                <text:p>Uses SHA-512 hash, iterated 5000 times</text:p>
                <text:list>
                  <text:list-item>
                    <text:p>‘s’ and ‘p’ are chars from [a-zA-Z0-9/]</text:p>
                  </text:list-item>
                  <text:list-item>
                    <text:p>‘s’ is 16 chars, default random per ‘p’</text:p>
                  </text:list-item>
                </text:list>
              </text:list-item>
              <text:list-item>
                <text:p>Output from ``mkpasswd -m sha-512 foo`` has format:</text:p>
                <text:list>
                  <text:list-header>
                    <text:p>$6$&lt;salt&gt;$&lt;hash&gt; and could be :</text:p>
                    <text:p>$6$m45hbNT1w/f$gSX6x7nnEwkYTWskeNmz.j7XALhcOVcLL/c5oxMfrZy4bbYZsKa2la2yQGPfs0zgSQnPjCtW3mDkPgVqTFqHh.</text:p>
                  </text:list-header>
                </text:list>
              </text:list-item>
              <text:list-item>
                <text:p>Details are gnarly and may be described by:</text:p>
                <text:list>
                  <text:list-item>
                    <text:p><text:a xlink:href="https://www.akkadia.org/drepper/SHA-crypt.txt" xlink:type="simple">https://www.akkadia.org/drepper/SHA-crypt.txt</text:a></text:p>
                  </text:list-item>
                  <text:list-item>
                    <text:p>Seems like a less clean PBKDF2 (RFC8018, <text:a xlink:href="https://tools.ietf.org/html/rfc8018" xlink:type="simple">https://tools.ietf.org/html/rfc8018</text:a>) <text:tab/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So MD5 is crap, how’s SHA-512?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o we had crap, then messy, 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nsalted MD5 is terrible because it’s so quick</text:p>
              </text:list-item>
              <text:list-item>
                <text:p>Sha-512 flavour crypt is slow but attacks can benefit from parallelism, e.g. multiple GPUs</text:p>
              </text:list-item>
              <text:list-item>
                <text:p>Argon2 won the password hashing competition and is explicitly designed to be a better ‘f’ that’s memory intensive and time-memory trade-off resistant</text:p>
                <text:list>
                  <text:list-item>
                    <text:p>Internet-draft specification: <text:a xlink:href="https://tools.ietf.org/html/draft-irtf-cfrg-argon2" xlink:type="simple">https://tools.ietf.org/html/draft-irtf-cfrg-argon2</text:a><text:s/></text:p>
                  </text:list-item>
                </text:list>
              </text:list-item>
              <text:list-item>
                <text:p>All very nice, but after PHC win some issues discovered, “fixed” by Argon2d (Argon2i won the PHC), and deployment is (so far) v. limite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A good password recovery paper...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ranický, Radek, Martin Holkovič, and Petr Matoušek. "On Efficiency of Distributed Password Recovery." Journal of Digital Forensics, Security and Law 11.2 (2016): 5.</text:p>
                <text:list>
                  <text:list-header>
                    <text:p><text:a xlink:href="https://commons.erau.edu/cgi/viewcontent.cgi?article=1380&amp;context=jdfsl" xlink:type="simple">https://commons.erau.edu/cgi/viewcontent.cgi?article=1380&amp;context=jdfsl</text:a><text:s/></text:p>
                  </text:list-header>
                </text:list>
              </text:list-item>
              <text:list-item>
                <text:p>Describes challenges/opportunities in distributed computation for hash cracking with a nice description of implementation and measurement issues</text:p>
                <text:list>
                  <text:list-item>
                    <text:p>Should be a fine model for part of an end-of-module report</text:p>
                  </text:list-item>
                  <text:list-item>
                    <text:p>And should provide plenty of hints as to HOWTO approach practical assignments</text:p>
                  </text:list-item>
                  <text:list-item>
                    <text:p>But, don’t take this as me saying “do what they did” your problems and the assets you can bring to bear to solve problems will (likely:-) diff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sswords are unavoidable and crap</text:p>
              </text:list-item>
              <text:list-item>
                <text:p>They can be handled more or less well at a systems level and cryptographically</text:p>
              </text:list-item>
              <text:list-item>
                <text:p>Dictionary attacks (of various forms) will likely have some percentage success</text:p>
              </text:list-item>
              <text:list-item>
                <text:p>There are scaling and distributed computing issues in password cracking</text:p>
              </text:list-item>
              <text:list-item>
                <text:p>You’ll have fun with the practical assignments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Questions? Things to add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&lt;your text here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2T16:42:27.551587220</meta:creation-date>
    <dc:date>2018-09-13T13:05:46.503378814</dc:date>
    <meta:editing-duration>PT5H39M36S</meta:editing-duration>
    <meta:editing-cycles>151</meta:editing-cycles>
    <meta:generator>LibreOffice/6.0.3.2$Linux_X86_64 LibreOffice_project/00m0$Build-2</meta:generator>
    <meta:document-statistic meta:object-count="153"/>
  </office:meta>
</office:document-meta>
</file>